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2]" office:value-type="float" office:value="1300" calcext:value-type="float">
            <text:p>1300.0</text:p>
          </table:table-cell>
          <table:table-cell/>
          <table:table-cell table:style-name="ce6"/>
          <table:table-cell table:style-name="ce32" table:formula="of:=[.U9]" office:value-type="float" office:value="14068185.3" calcext:value-type="float">
            <text:p>14,068,185</text:p>
          </table:table-cell>
          <table:table-cell table:style-name="ce11" table:formula="of:=[.V9]" office:value-type="float" office:value="962598" calcext:value-type="float">
            <text:p>962,598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2360" calcext:value-type="float">
            <text:p>2236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4.0366666666667" calcext:value-type="float">
            <text:p>54.0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78 - The Faen Valkyrie" calcext:value-type="string">
            <text:p>Class 3: 37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85" calcext:value-type="float">
            <text:p>34.85</text:p>
          </table:table-cell>
          <table:table-cell table:style-name="ce12" table:formula="of:=[.U10]" office:value-type="percentage" office:value="34.85" calcext:value-type="percentage">
            <text:p>34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5" calcext:value-type="float">
            <text:p>65.0</text:p>
          </table:table-cell>
          <table:table-cell table:style-name="ce10" table:formula="of:=[.W3]/60" office:value-type="percentage" office:value="0.0025" calcext:value-type="percentage">
            <text:p>0.25%</text:p>
          </table:table-cell>
          <table:table-cell table:style-name="ce9" table:formula="of:=2%+([.F7]/100/100/2)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6000" calcext:value-type="float">
            <text:p>26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84.63" calcext:value-type="float">
            <text:p>84.6</text:p>
          </table:table-cell>
          <table:table-cell table:style-name="ce10" table:formula="of:=[.W4]/60" office:value-type="percentage" office:value="0.003255" calcext:value-type="percentage">
            <text:p>0.33%</text:p>
          </table:table-cell>
          <table:table-cell table:style-name="ce9" table:formula="of:=1%*(1+3+3%*[.E75])+([.F7]/100/100/2)+1%" office:value-type="percentage" office:value="0.1953" calcext:value-type="percentage">
            <text:p>19.5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7]*2" office:value-type="float" office:value="2600" calcext:value-type="float">
            <text:p>26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210439" calcext:value-type="float">
            <text:p>521043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4068185.3" calcext:value-type="float">
            <text:p>14068185.3</text:p>
          </table:table-cell>
          <table:table-cell table:style-name="ce6" table:formula="of:=([.S11]+[.S12])/2" office:value-type="float" office:value="962598" calcext:value-type="float">
            <text:p>962598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00" calcext:value-type="string">
            <text:p>Vit: 13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2925931.6" calcext:value-type="float">
            <text:p>22925931.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85" calcext:value-type="percentage">
            <text:p>3485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331360946745" calcext:value-type="percentage">
            <text:p>97.6%</text:p>
          </table:table-cell>
          <table:table-cell table:formula="of:=1/(1-[.Q11])" office:value-type="float" office:value="42.249999999999" calcext:value-type="float">
            <text:p>42.249999999999</text:p>
          </table:table-cell>
          <table:table-cell table:formula="of:=[.$S$2]/(1/(1+[.$O$15]+[.$AV$15]))" office:value-type="float" office:value="924586" calcext:value-type="float">
            <text:p>92458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653631284916" calcext:value-type="percentage">
            <text:p>97.8%</text:p>
          </table:table-cell>
          <table:table-cell table:formula="of:=1/(1-[.Q12])" office:value-type="float" office:value="44.7499999999996" calcext:value-type="float">
            <text:p>44.7499999999996</text:p>
          </table:table-cell>
          <table:table-cell table:formula="of:=[.$S$2]/(1/(1+[.$O$15]+[.$AJ$15]+[.$AV$15]))" office:value-type="float" office:value="1000610" calcext:value-type="float">
            <text:p>1000610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992496115831" calcext:value-type="percentage">
            <text:p>97.7%</text:p>
          </table:table-cell>
          <table:table-cell table:style-name="ce14" table:formula="of:=([.R11]+[.R12])/2" office:value-type="float" office:value="43.5" calcext:value-type="float">
            <text:p>43.5</text:p>
          </table:table-cell>
          <table:table-cell table:style-name="ce14" table:formula="of:=([.S11]+[.S12])/2" office:value-type="float" office:value="962598" calcext:value-type="float">
            <text:p>962598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" calcext:value-type="percentage">
            <text:p>10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" calcext:value-type="percentage">
            <text:p>8.0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300" calcext:value-type="string">
            <text:p>Wis: 13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85" calcext:value-type="percentage">
            <text:p>34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" calcext:value-type="percentage">
            <text:p>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2" calcext:value-type="percentage">
            <text:p>72.0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85.0%" calcext:value-type="string">
            <text:p>Resilience: 3,48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2,360" calcext:value-type="string">
            <text:p>Health: <text:s/>22,36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6,000" calcext:value-type="string">
            <text:p>Mana: <text:s text:c="3"/>26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H211])" office:value-type="string" office:string-value="hp/sec:  0.27% [54.0]" calcext:value-type="string">
            <text:p>hp/sec: <text:s/>0.27% [54.0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H212])" office:value-type="string" office:string-value="mp/sec:  0.25% [65.0]" calcext:value-type="string">
            <text:p>mp/sec: <text:s/>0.25% [65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H213])" office:value-type="string" office:string-value="w/Med:   0.33% [84.6]" calcext:value-type="string">
            <text:p>w/Med: <text:s text:c="2"/>0.33% [84.6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699%   [hp x 43.50]" calcext:value-type="string">
            <text:p>Mitigation: <text:s text:c="6"/>97.699% <text:s text:c="2"/>[hp x 43.50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62,598.0 [hp x 74.82]" calcext:value-type="string">
            <text:p>Effective Health: 962,598.0 [hp x 74.82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78" calcext:value-type="float">
            <text:p>37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" table:formula="of:=[.D42]+([.C42]-1)*20" office:value-type="float" office:value="48" calcext:value-type="float">
            <text:p>4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formula="of:=[.D43]+([.C43]-1)*20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25" calcext:value-type="percentage">
            <text:p>52.50%</text:p>
          </table:table-cell>
          <table:table-cell table:style-name="ce9" table:formula="of:=[.O43]" office:value-type="percentage" office:value="4.2" calcext:value-type="percentage">
            <text:p>42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2" calcext:value-type="percentage">
            <text:p>42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44]+([.C44]-1)*20" office:value-type="float" office:value="51" calcext:value-type="float">
            <text:p>5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5]+([.C45]-1)*20" office:value-type="float" office:value="47" calcext:value-type="float">
            <text:p>4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15" table:formula="of:=[.D46]+([.C46]-1)*20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" calcext:value-type="percentage">
            <text:p>40.00%</text:p>
          </table:table-cell>
          <table:table-cell table:style-name="ce38" table:formula="of:=[.O46]" office:value-type="percentage" office:value="3.6" calcext:value-type="percentage">
            <text:p>36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6" calcext:value-type="percentage">
            <text:p>36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" calcext:value-type="percentage">
            <text:p>90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" calcext:value-type="percentage">
            <text:p>90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2" calcext:value-type="percentage">
            <text:p>72.0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8  Phaseshift               x2 " calcext:value-type="string">
            <text:p>3-8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5 Flare of Creation        x8 [52.5% =&gt; 420.0% Resilience]" calcext:value-type="string">
            <text:p>3-15 Flare of Creation <text:s text:c="7"/>x8 [52.5% =&gt; 42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1 Displacement             x2 " calcext:value-type="string">
            <text:p>3-11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7  Space Shift              x2 " calcext:value-type="string">
            <text:p>3-7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04" calcext:value-type="float">
            <text:p>1904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8  Monster Hunter" calcext:value-type="string">
            <text:p>3-8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76]+([.C76]-1)*20" office:value-type="float" office:value="48" calcext:value-type="float">
            <text:p>48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3 Veteran" calcext:value-type="string">
            <text:p>3-13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81]+([.C81]-1)*20" office:value-type="float" office:value="53" calcext:value-type="float">
            <text:p>53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6  Rot Resistance" calcext:value-type="string">
            <text:p>2-6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78" calcext:value-type="float">
            <text:p>37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85.0%" calcext:value-type="string">
            <text:p>3,48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2,360" calcext:value-type="string">
            <text:p>22,36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6,000" calcext:value-type="string">
            <text:p>26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4.0" calcext:value-type="string">
            <text:p>54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5%" calcext:value-type="string">
            <text:p>0.25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5.0" calcext:value-type="string">
            <text:p>6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84.6" calcext:value-type="string">
            <text:p>84.6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99%" calcext:value-type="string">
            <text:p>97.699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50" calcext:value-type="string">
            <text:p>43.50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62,598.0" calcext:value-type="string">
            <text:p>962,598.0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4.82" calcext:value-type="string">
            <text:p>74.82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8" calcext:value-type="float">
            <text:p>8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5" calcext:value-type="float">
            <text:p>15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2.5% =&gt; 420.0%" calcext:value-type="string">
            <text:p>52.5% =&gt; 4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1" calcext:value-type="float">
            <text:p>1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7" calcext:value-type="float">
            <text:p>7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0" calcext:value-type="float">
            <text:p>1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0.0% =&gt; 360.0%" calcext:value-type="string">
            <text:p>40.0% =&gt; 36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0% =&gt; 90.0%" calcext:value-type="string">
            <text:p>10.0% =&gt; 90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0.0%" calcext:value-type="string">
            <text:p>5.0% =&gt; 90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0% =&gt; 72.0%" calcext:value-type="string">
            <text:p>8.0% =&gt; 72.0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78 - The Faen Valkyrie" calcext:value-type="string">
            <text:p>Class 3: 37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00" calcext:value-type="string">
            <text:p>Vit: 13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300" calcext:value-type="string">
            <text:p>Wis: 13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85.0%" calcext:value-type="string">
            <text:p>Resilience: 3,48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2,360" calcext:value-type="string">
            <text:p>Health: <text:s/>22,36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6,000" calcext:value-type="string">
            <text:p>Mana: <text:s text:c="3"/>26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4.0]" calcext:value-type="string">
            <text:p>hp/sec: <text:s/>0.27% [54.0]</text:p>
          </table:table-cell>
        </table:table-row>
        <table:table-row table:style-name="ro1">
          <table:table-cell table:formula="of:=[$Calculations.A27]" office:value-type="string" office:string-value="mp/sec:  0.25% [65.0]" calcext:value-type="string">
            <text:p>mp/sec: <text:s/>0.25% [65.0]</text:p>
          </table:table-cell>
        </table:table-row>
        <table:table-row table:style-name="ro1">
          <table:table-cell table:formula="of:=[$Calculations.A28]" office:value-type="string" office:string-value="w/Med:   0.33% [84.6]" calcext:value-type="string">
            <text:p>w/Med: <text:s text:c="2"/>0.33% [84.6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99%   [hp x 43.50]" calcext:value-type="string">
            <text:p>Mitigation: <text:s text:c="6"/>97.699% <text:s text:c="2"/>[hp x 43.50]</text:p>
          </table:table-cell>
        </table:table-row>
        <table:table-row table:style-name="ro1">
          <table:table-cell table:formula="of:=[$Calculations.A31]" office:value-type="string" office:string-value="Effective Health: 962,598.0 [hp x 74.82]" calcext:value-type="string">
            <text:p>Effective Health: 962,598.0 [hp x 74.8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8  Phaseshift               x2 " calcext:value-type="string">
            <text:p>3-8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5 Flare of Creation        x8 [52.5% =&gt; 420.0% Resilience]" calcext:value-type="string">
            <text:p>3-15 Flare of Creation <text:s text:c="7"/>x8 [52.5% =&gt; 420.0% Resilience]</text:p>
          </table:table-cell>
        </table:table-row>
        <table:table-row table:style-name="ro1">
          <table:table-cell table:formula="of:=[$Calculations.A60]" office:value-type="string" office:string-value="3-11 Displacement             x2 " calcext:value-type="string">
            <text:p>3-11 Displacement <text:s text:c="12"/>x2 </text:p>
          </table:table-cell>
        </table:table-row>
        <table:table-row table:style-name="ro1">
          <table:table-cell table:formula="of:=[$Calculations.A61]" office:value-type="string" office:string-value="3-7  Space Shift              x2 " calcext:value-type="string">
            <text:p>3-7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8  Monster Hunter" calcext:value-type="string">
            <text:p>3-8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3 Veteran" calcext:value-type="string">
            <text:p>3-13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6  Rot Resistance" calcext:value-type="string">
            <text:p>2-6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6:36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1:26:19.176000000</dc:date>
    <meta:generator>LibreOffice/7.0.5.2$Windows_X86_64 LibreOffice_project/64390860c6cd0aca4beafafcfd84613dd9dfb63a</meta:generator>
    <meta:editing-duration>PT15H47M17S</meta:editing-duration>
    <meta:editing-cycles>99</meta:editing-cycles>
    <meta:document-statistic meta:table-count="2" meta:cell-count="1604" meta:object-count="0"/>
    <meta:user-defined meta:name="AppVersion">16.0300</meta:user-defined>
  </office:meta>
</office:document-meta>
</file>